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Context.getResource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mandLineContext.getMimeType( String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Context.setAttribute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Context.getAttribut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Context.get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Context.CommandLineContext( String contex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LineContext.getResourceAsStream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Context.getRealPath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neContext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Context.remove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